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ody" svg:font-family="Body, sans-serif"/>
    <style:font-face style:name="Consolas" svg:font-family="Consolas, 'Liberation Mono', Courier, monospace"/>
    <style:font-face style:name="Header" svg:font-family="Header, sans-serif"/>
    <style:font-face style:name="Helvetica Neue" svg:font-family="'Helvetica Neue', Helvetica, Roboto, Arial, sans-serif"/>
    <style:font-face style:name="monospace" svg:font-family="monospace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0.495cm" table:align="left"/>
    </style:style>
    <style:style style:name="Tableau1.A" style:family="table-column">
      <style:table-column-properties style:column-width="1.409cm"/>
    </style:style>
    <style:style style:name="Tableau1.B" style:family="table-column">
      <style:table-column-properties style:column-width="0.504cm"/>
    </style:style>
    <style:style style:name="Tableau1.C" style:family="table-column">
      <style:table-column-properties style:column-width="0.399cm"/>
    </style:style>
    <style:style style:name="Tableau1.H" style:family="table-column">
      <style:table-column-properties style:column-width="0.425cm"/>
    </style:style>
    <style:style style:name="Tableau1.L" style:family="table-column">
      <style:table-column-properties style:column-width="0.61cm"/>
    </style:style>
    <style:style style:name="Tableau1.M" style:family="table-column">
      <style:table-column-properties style:column-width="0.589cm"/>
    </style:style>
    <style:style style:name="Tableau1.S" style:family="table-column">
      <style:table-column-properties style:column-width="0.69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style:vertical-align="middle" fo:padding="0.049cm" fo:border="none"/>
    </style:style>
    <style:style style:name="Tableau1.3" style:family="table-row">
      <style:table-row-properties fo:background-color="#f1f1f1">
        <style:background-image/>
      </style:table-row-properties>
    </style:style>
    <style:style style:name="P1" style:family="paragraph" style:parent-style-name="Text_20_body">
      <style:text-properties fo:color="#00888a" style:font-name="Calibri" fo:font-size="18pt" fo:font-style="italic" fo:font-weight="bold" officeooo:rsid="000aa44b" officeooo:paragraph-rsid="000aa44b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333333" style:font-name="Body" fo:font-size="12pt" fo:letter-spacing="normal" fo:font-style="normal" fo:font-weight="normal"/>
    </style:style>
    <style:style style:name="P3" style:family="paragraph" style:parent-style-name="Text_20_body" style:list-style-name="L1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333333" style:font-name="Body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5" style:family="paragraph" style:parent-style-name="Text_20_body" style:list-style-name="L2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6" style:family="paragraph" style:parent-style-name="Text_20_body">
      <style:paragraph-properties fo:margin-top="0cm" fo:margin-bottom="0cm" loext:contextual-spacing="false" fo:line-height="160%" fo:padding="0cm" fo:border="none"/>
    </style:style>
    <style:style style:name="P7" style:family="paragraph" style:parent-style-name="Text_20_body">
      <style:paragraph-properties fo:break-before="page"/>
      <style:text-properties fo:color="#00888a" style:font-name="Calibri" fo:font-size="18pt" fo:font-style="italic" fo:font-weight="bold" officeooo:rsid="000aa44b" officeooo:paragraph-rsid="000aa44b" style:font-size-asian="18pt" style:font-style-asian="italic" style:font-weight-asian="bold" style:font-size-complex="18pt" style:font-style-complex="italic" style:font-weight-complex="bold"/>
    </style:style>
    <style:style style:name="P8" style:family="paragraph" style:parent-style-name="Standard">
      <style:text-properties officeooo:rsid="000aa44b" officeooo:paragraph-rsid="000aa44b"/>
    </style:style>
    <style:style style:name="P9" style:family="paragraph" style:parent-style-name="Standard">
      <style:text-properties fo:color="#00888a" style:font-name="Calibri" fo:font-size="18pt" fo:font-style="italic" fo:font-weight="bold" officeooo:rsid="000aa44b" officeooo:paragraph-rsid="000aa44b" style:font-size-asian="18pt" style:font-style-asian="italic" style:font-weight-asian="bold" style:font-size-complex="18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officeooo:rsid="000aa44b" officeooo:paragraph-rsid="000aa44b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8pt" fo:font-weight="bold" officeooo:rsid="000aa44b" officeooo:paragraph-rsid="000aa44b" style:font-size-asian="28pt" style:font-weight-asian="bold" style:font-size-complex="28pt" style:font-weight-complex="bold"/>
    </style:style>
    <style:style style:name="P12" style:family="paragraph" style:parent-style-name="Standard">
      <style:paragraph-properties fo:break-before="page"/>
      <style:text-properties fo:color="#333333" style:font-name="Header" fo:font-size="18pt" fo:font-style="normal" fo:font-weight="normal" officeooo:rsid="000aa44b" officeooo:paragraph-rsid="0010e576" style:font-size-asian="18pt" style:font-style-asian="italic" style:font-weight-asian="bold" style:font-size-complex="18pt" style:font-style-complex="italic" style:font-weight-complex="bold"/>
    </style:style>
    <style:style style:name="P13" style:family="paragraph" style:parent-style-name="Standard">
      <style:paragraph-properties fo:margin-left="0cm" fo:margin-right="0cm" fo:text-indent="0cm" style:auto-text-indent="false"/>
    </style:style>
    <style:style style:name="P14" style:family="paragraph" style:parent-style-name="Heading_20_2">
      <style:text-properties fo:font-variant="normal" fo:text-transform="none" fo:color="#333333" style:font-name="Header" fo:font-size="18pt" fo:letter-spacing="normal" fo:font-style="normal" fo:font-weight="normal" officeooo:rsid="000aa44b" officeooo:paragraph-rsid="000aa44b" style:font-size-asian="18pt" style:font-style-asian="italic" style:font-weight-asian="bold" style:font-size-complex="18pt" style:font-style-complex="italic" style:font-weight-complex="bold"/>
    </style:style>
    <style:style style:name="P15" style:family="paragraph" style:parent-style-name="Heading_20_2">
      <style:text-properties officeooo:rsid="000aa44b" officeooo:paragraph-rsid="000aa44b"/>
    </style:style>
    <style:style style:name="P16" style:family="paragraph" style:parent-style-name="Heading_20_2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style:font-name="Header" fo:font-style="normal" fo:font-weight="normal" loext:padding="0cm" loext:border="none"/>
    </style:style>
    <style:style style:name="P17" style:family="paragraph" style:parent-style-name="Heading_20_2">
      <style:paragraph-properties fo:break-before="page"/>
      <style:text-properties fo:font-variant="normal" fo:text-transform="none" fo:color="#333333" style:font-name="Header" fo:font-size="18pt" fo:letter-spacing="normal" fo:font-style="normal" fo:font-weight="normal" officeooo:rsid="000aa44b" officeooo:paragraph-rsid="000aa44b" style:font-size-asian="18pt" style:font-style-asian="italic" style:font-weight-asian="bold" style:font-size-complex="18pt" style:font-style-complex="italic" style:font-weight-complex="bold"/>
    </style:style>
    <style:style style:name="P1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19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20" style:family="paragraph" style:parent-style-name="Preformatted_20_Text" style:list-style-name="L2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officeooo:paragraph-rsid="0010e576"/>
    </style:style>
    <style:style style:name="P21" style:family="paragraph" style:parent-style-name="Preformatted_20_Text" style:list-style-name="L2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officeooo:paragraph-rsid="00111333"/>
    </style:style>
    <style:style style:name="P22" style:family="paragraph" style:parent-style-name="Preformatted_20_Text">
      <style:paragraph-properties fo:margin-top="0cm" fo:margin-bottom="0cm" loext:contextual-spacing="false" fo:padding="0cm" fo:border="none"/>
    </style:style>
    <style:style style:name="P23" style:family="paragraph" style:parent-style-name="Preformatted_20_Text">
      <style:paragraph-properties fo:margin-top="0cm" fo:margin-bottom="0cm" loext:contextual-spacing="false" fo:orphans="2" fo:widows="2" fo:padding="0cm" fo:border="none"/>
    </style:style>
    <style:style style:name="P24" style:family="paragraph" style:parent-style-name="Table_20_Heading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25" style:family="paragraph" style:parent-style-name="Table_20_Heading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weight="bold"/>
    </style:style>
    <style:style style:name="P26" style:family="paragraph" style:parent-style-name="Heading_20_3">
      <style:text-properties fo:color="#333333" style:font-name="Header" fo:font-size="18pt" fo:font-style="normal" fo:font-weight="normal" officeooo:rsid="000aa44b" officeooo:paragraph-rsid="000aa44b" style:font-size-asian="18pt" style:font-style-asian="italic" style:font-weight-asian="bold" style:font-size-complex="18pt" style:font-style-complex="italic" style:font-weight-complex="bold"/>
    </style:style>
    <style:style style:name="P27" style:family="paragraph" style:parent-style-name="Heading_20_3">
      <style:paragraph-properties fo:margin-left="0cm" fo:margin-right="0cm" fo:margin-top="1.323cm" fo:margin-bottom="1.323cm" loext:contextual-spacing="false" fo:line-height="140%" fo:orphans="2" fo:widows="2" fo:text-indent="0cm" style:auto-text-indent="false" fo:padding="0cm" fo:border="none"/>
      <style:text-properties fo:font-variant="normal" fo:text-transform="none" fo:color="#333333" style:font-name="Header" fo:letter-spacing="normal" fo:font-style="normal" fo:font-weight="normal"/>
    </style:style>
    <style:style style:name="P28" style:family="paragraph" style:parent-style-name="Heading_20_3">
      <style:paragraph-properties fo:break-before="page"/>
      <style:text-properties fo:color="#333333" style:font-name="Header" fo:font-size="18pt" fo:font-style="normal" fo:font-weight="normal" officeooo:rsid="000aa44b" officeooo:paragraph-rsid="000aa44b" style:font-size-asian="18pt" style:font-style-asian="italic" style:font-weight-asian="bold" style:font-size-complex="18pt" style:font-style-complex="italic" style:font-weight-complex="bold"/>
    </style:style>
    <style:style style:name="P29" style:family="paragraph" style:parent-style-name="Table_20_Contents">
      <style:text-properties fo:font-size="2pt" style:font-size-asian="2pt" style:font-size-complex="2pt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</style:style>
    <style:style style:name="P31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T1" style:family="text">
      <style:text-properties fo:color="#0a0a0a" style:font-name="Consolas" fo:font-weight="normal" fo:background-color="#f9f9f9" loext:char-shading-value="0" loext:padding="0.049cm" loext:border="0.06pt solid #cacaca"/>
    </style:style>
    <style:style style:name="T2" style:family="text">
      <style:text-properties fo:color="#0a0a0a" fo:background-color="#f9f9f9" loext:char-shading-value="0" loext:padding="0.049cm" loext:border="0.06pt solid #cacaca"/>
    </style:style>
    <style:style style:name="T3" style:family="text">
      <style:text-properties fo:color="#0a0a0a" fo:letter-spacing="normal" fo:background-color="#f9f9f9" loext:char-shading-value="0"/>
    </style:style>
    <style:style style:name="T4" style:family="text">
      <style:text-properties fo:font-variant="normal" fo:text-transform="none" fo:color="#0a0a0a" style:font-name="Consolas" fo:font-size="12pt" fo:letter-spacing="normal" fo:font-style="normal" fo:font-weight="normal" fo:background-color="#f9f9f9" loext:char-shading-value="0" loext:padding="0.049cm" loext:border="0.06pt solid #cacaca"/>
    </style:style>
    <style:style style:name="T5" style:family="text">
      <style:text-properties fo:font-variant="normal" fo:text-transform="none" fo:color="#0a0a0a" style:font-name="Consolas" fo:font-size="12pt" fo:letter-spacing="normal" fo:font-style="normal" fo:font-weight="normal" officeooo:rsid="0010e576" fo:background-color="#f9f9f9" loext:char-shading-value="0" loext:padding="0.049cm" loext:border="0.06pt solid #cacaca"/>
    </style:style>
    <style:style style:name="T6" style:family="text">
      <style:text-properties fo:font-variant="normal" fo:text-transform="none" fo:color="#0a0a0a" fo:letter-spacing="normal" fo:background-color="#f9f9f9" loext:char-shading-value="0" loext:padding="0.049cm" loext:border="0.06pt solid #cacaca"/>
    </style:style>
    <style:style style:name="T7" style:family="text">
      <style:text-properties fo:font-variant="normal" fo:text-transform="none" fo:color="#0a0a0a" style:font-name="Header" fo:letter-spacing="normal" fo:font-style="normal" fo:font-weight="normal" fo:background-color="#f9f9f9" loext:char-shading-value="0" style:font-name-asian="SimSun" style:font-name-complex="Arial" loext:padding="0cm" loext:border="none"/>
    </style:style>
    <style:style style:name="T8" style:family="text">
      <style:text-properties fo:font-variant="normal" fo:text-transform="none" fo:color="#333333" style:font-name="Body" fo:font-size="12pt" fo:letter-spacing="normal" fo:font-style="normal" fo:font-weight="normal"/>
    </style:style>
    <style:style style:name="T9" style:family="text">
      <style:text-properties fo:font-variant="normal" fo:text-transform="none" fo:color="#333333" style:font-name="Body" fo:font-size="12pt" fo:letter-spacing="normal" fo:font-style="normal" fo:font-weight="bold"/>
    </style:style>
    <style:style style:name="T10" style:family="text">
      <style:text-properties fo:font-variant="normal" fo:text-transform="none" fo:color="#333333" style:font-name="Body" fo:font-size="12pt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color="#333333" style:font-name="Body" fo:font-size="12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font-variant="normal" fo:text-transform="none" fo:color="#333333" style:font-name="Body" fo:font-size="12pt" fo:letter-spacing="normal" fo:font-style="normal" style:text-underline-style="solid" style:text-underline-width="auto" style:text-underline-color="font-color" fo:font-weight="bold" fo:background-color="#fff200" loext:char-shading-value="0" style:font-weight-asian="bold" style:font-weight-complex="bold"/>
    </style:style>
    <style:style style:name="T13" style:family="text">
      <style:text-properties fo:font-variant="normal" fo:text-transform="none" fo:color="#333333" style:font-name="Body" fo:font-size="12pt" fo:letter-spacing="normal" fo:font-style="normal" style:text-underline-style="solid" style:text-underline-width="auto" style:text-underline-color="font-color" fo:font-weight="bold" fo:background-color="#fff200" loext:char-shading-value="0" style:font-weight-asian="bold" style:font-weight-complex="bold"/>
    </style:style>
    <style:style style:name="T14" style:family="text">
      <style:text-properties fo:font-variant="normal" fo:text-transform="none" fo:color="#333333" style:font-name="Body" fo:font-size="12pt" fo:letter-spacing="normal" fo:font-style="italic" fo:font-weight="normal"/>
    </style:style>
    <style:style style:name="T15" style:family="text">
      <style:text-properties fo:font-variant="normal" fo:text-transform="none" fo:color="#333333" style:font-name="Header" fo:letter-spacing="normal" fo:font-style="normal" fo:font-weight="normal"/>
    </style:style>
    <style:style style:name="T16" style:family="text">
      <style:text-properties fo:font-variant="normal" fo:text-transform="none" fo:color="#333333" style:font-name="Header" fo:letter-spacing="normal" fo:font-style="normal" fo:font-weight="normal" style:font-name-asian="SimSun" style:font-name-complex="Arial" loext:padding="0cm" loext:border="none"/>
    </style:style>
    <style:style style:name="T17" style:family="text">
      <style:text-properties fo:font-variant="normal" fo:text-transform="none" fo:color="#333333" style:font-name="Header" fo:font-size="18pt" fo:letter-spacing="normal" fo:font-style="normal" fo:font-weight="normal" officeooo:rsid="000aa44b" style:font-name-asian="SimSun" style:font-size-asian="18pt" style:font-style-asian="italic" style:font-weight-asian="bold" style:font-name-complex="Arial" style:font-size-complex="18pt" style:font-style-complex="italic" style:font-weight-complex="bold" loext:padding="0cm" loext:border="none"/>
    </style:style>
    <style:style style:name="T18" style:family="text">
      <style:text-properties fo:font-variant="normal" fo:text-transform="none" fo:color="#333333" style:font-name="Header" fo:font-size="18pt" fo:letter-spacing="normal" fo:font-style="normal" fo:font-weight="normal" officeooo:rsid="000aa44b" fo:background-color="#f9f9f9" loext:char-shading-value="0" style:font-name-asian="SimSun" style:font-size-asian="18pt" style:font-style-asian="italic" style:font-weight-asian="bold" style:font-name-complex="Arial" style:font-size-complex="18pt" style:font-style-complex="italic" style:font-weight-complex="bold" loext:padding="0cm" loext:border="none"/>
    </style:style>
    <style:style style:name="T19" style:family="text">
      <style:text-properties fo:font-variant="normal" fo:text-transform="none" fo:color="#df5000" style:font-name="Consolas" fo:font-size="12pt" fo:letter-spacing="normal" fo:font-style="normal" fo:font-weight="normal" fo:background-color="#f9f9f9" loext:char-shading-value="0" loext:padding="0.049cm" loext:border="0.06pt solid #cacaca"/>
    </style:style>
    <style:style style:name="T20" style:family="text">
      <style:text-properties fo:font-variant="normal" fo:text-transform="none" fo:color="#a71d5d" style:font-name="Consolas" fo:font-size="12pt" fo:letter-spacing="normal" fo:font-style="normal" fo:font-weight="normal" fo:background-color="#f9f9f9" loext:char-shading-value="0" loext:padding="0.049cm" loext:border="0.06pt solid #cacaca"/>
    </style:style>
    <style:style style:name="T21" style:family="text">
      <style:text-properties fo:font-variant="normal" fo:text-transform="none" fo:color="#00888a" style:font-name="Body" fo:font-size="12pt" fo:letter-spacing="normal" fo:font-style="normal" style:text-underline-style="solid" style:text-underline-width="auto" style:text-underline-color="font-color" fo:font-weight="bold" fo:background-color="#fff200" loext:char-shading-value="0" style:font-weight-asian="bold" style:font-weight-complex="bold"/>
    </style:style>
    <style:style style:name="T22" style:family="text">
      <style:text-properties fo:font-variant="normal" fo:text-transform="none" fo:color="#ed1c24" style:font-name="Body" fo:font-size="12pt" fo:letter-spacing="normal" fo:font-style="normal" style:text-underline-style="solid" style:text-underline-width="auto" style:text-underline-color="font-color" fo:font-weight="bold" fo:background-color="#fff200" loext:char-shading-value="0" style:font-weight-asian="bold" style:font-weight-complex="bold"/>
    </style:style>
    <style:style style:name="T23" style:family="text">
      <style:text-properties fo:font-variant="normal" fo:text-transform="none" fo:color="#969896" style:font-name="Consolas" fo:font-size="12pt" fo:letter-spacing="normal" fo:font-style="normal" fo:font-weight="normal" fo:background-color="#f9f9f9" loext:char-shading-value="0" loext:padding="0.049cm" loext:border="0.06pt solid #cacaca"/>
    </style:style>
    <style:style style:name="T24" style:family="text">
      <style:text-properties fo:font-variant="normal" fo:text-transform="none" fo:letter-spacing="normal"/>
    </style:style>
    <style:style style:name="T25" style:family="text">
      <style:text-properties fo:font-variant="normal" fo:text-transform="none" fo:letter-spacing="normal" style:font-name-asian="SimSun" style:font-name-complex="Arial"/>
    </style:style>
    <style:style style:name="T26" style:family="text">
      <style:text-properties fo:background-color="#f9f9f9" loext:char-shading-value="0"/>
    </style:style>
    <style:style style:name="T27" style:family="text">
      <style:text-properties style:font-name="Body" loext:padding="0cm" loext:border="none"/>
    </style:style>
    <style:style style:name="T28" style:family="text">
      <style:text-properties fo:color="#333333" fo:letter-spacing="normal"/>
    </style:style>
    <style:style style:name="T29" style:family="text">
      <style:text-properties fo:color="#df5000" style:font-name="Consolas" fo:font-weight="normal" fo:background-color="#f9f9f9" loext:char-shading-value="0" loext:padding="0.049cm" loext:border="0.06pt solid #cacaca"/>
    </style:style>
    <style:style style:name="T30" style:family="text">
      <style:text-properties fo:color="#0086b3" style:font-name="Consolas" fo:font-weight="normal" fo:background-color="#f9f9f9" loext:char-shading-value="0" loext:padding="0.049cm" loext:border="0.06pt solid #cacaca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Javascript</text:p>
      <text:p text:style-name="P10"/>
      <text:p text:style-name="P10">IMPORTANT</text:p>
      <text:p text:style-name="P8"/>
      <text:h text:style-name="P15" text:outline-level="2"><text:span text:style-name="T15">Opérateur ternaire</text:span></text:h>
      <text:p text:style-name="P2">L’opérateur ternaire est un raccourci de la condition if/else, avec sa propre syntaxe :</text:p>
      <text:p text:style-name="P19"><text:span text:style-name="Source_20_Text"><text:span text:style-name="T4">condition ? expr1 : expr2</text:span></text:span></text:p>
      <text:p text:style-name="P4"><text:span text:style-name="T8">SI la condition est vraie, l’opérateur renverra la valeur d’</text:span><text:span text:style-name="Source_20_Text"><text:span text:style-name="T4">expr1</text:span></text:span><text:span text:style-name="T8">; dans le cas contraire, il renverra la valeur de </text:span><text:span text:style-name="Source_20_Text"><text:span text:style-name="T4">expr2</text:span></text:span><text:span text:style-name="T8">. Par exemple, on peut afficher un message différent en fonction d’une variable :</text:span></text:p>
      <text:p text:style-name="P19"><text:span text:style-name="Source_20_Text"><text:span text:style-name="T19">"Le prix est : "</text:span></text:span><text:span text:style-name="Source_20_Text"><text:span text:style-name="T4"> + (estMembre ? </text:span></text:span><text:span text:style-name="Source_20_Text"><text:span text:style-name="T19">"15 €"</text:span></text:span><text:span text:style-name="Source_20_Text"><text:span text:style-name="T4"> : </text:span></text:span><text:span text:style-name="Source_20_Text"><text:span text:style-name="T19">"30 €"</text:span></text:span><text:span text:style-name="Source_20_Text"><text:span text:style-name="T4">)</text:span></text:span></text:p>
      <text:p text:style-name="P8"/>
      <text:p text:style-name="P8"/>
      <text:p text:style-name="P9">Moi : Comme dans Excel:D</text:p>
      <text:p text:style-name="P9"/>
      <text:h text:style-name="P14" text:outline-level="2"/>
      <text:h text:style-name="P17" text:outline-level="2">Opérateur ||</text:h>
      <text:p text:style-name="P4"><text:span text:style-name="T8">Pour que le résultat d’une opération OU sur deux booléens soit </text:span><text:span text:style-name="Source_20_Text"><text:span text:style-name="T4">true</text:span></text:span><text:span text:style-name="T8">, il faut que au moins une des deux expressions soit </text:span><text:span text:style-name="Source_20_Text"><text:span text:style-name="T4">true</text:span></text:span><text:span text:style-name="T8">. Dans le cas où les deux expressions sont </text:span><text:span text:style-name="Source_20_Text"><text:span text:style-name="T4">false</text:span></text:span><text:span text:style-name="T8">, la valeur renvoyée est </text:span><text:span text:style-name="Source_20_Text"><text:span text:style-name="T4">false</text:span></text:span><text:span text:style-name="T8">.</text:span></text:p>
      <text:p text:style-name="P19"><text:span text:style-name="Source_20_Text"><text:span text:style-name="T20">var</text:span></text:span><text:span text:style-name="Source_20_Text"><text:span text:style-name="T4"> x = 15;</text:span></text:span></text:p>
      <text:p text:style-name="P23"><text:span text:style-name="Source_20_Text"><text:span text:style-name="T20">var</text:span></text:span><text:span text:style-name="Source_20_Text"><text:span text:style-name="T4"> y = 17;</text:span></text:span></text:p>
      <text:p text:style-name="P23"><text:span text:style-name="Source_20_Text"><text:span text:style-name="T20">if</text:span></text:span><text:span text:style-name="Source_20_Text"><text:span text:style-name="T4"> (x === 15 || y === 35) {</text:span></text:span></text:p>
      <text:p text:style-name="P23"><text:span text:style-name="Source_20_Text"><text:span text:style-name="T6"><text:s text:c="2"/></text:span></text:span><text:span text:style-name="Source_20_Text"><text:span text:style-name="T4">instruction1;</text:span></text:span></text:p>
      <text:p text:style-name="P23"><text:span text:style-name="Source_20_Text"><text:span text:style-name="T4">};</text:span></text:span></text:p>
      <text:p text:style-name="P4"><text:span text:style-name="T8">Dans ce cas </text:span><text:span text:style-name="Source_20_Text"><text:span text:style-name="T4">instruction1</text:span></text:span><text:span text:style-name="T8"> sera exécuté car au moins </text:span><text:span text:style-name="Source_20_Text"><text:span text:style-name="T4">x</text:span></text:span><text:span text:style-name="T8"> vaut bien 15.</text:span></text:p>
      <text:h text:style-name="P14" text:outline-level="2">Opérateur &amp;&amp;</text:h>
      <text:p text:style-name="P4"><text:span text:style-name="T8">Pour que le résultat d’une opération ET sur deux booléens soit </text:span><text:span text:style-name="Source_20_Text"><text:span text:style-name="T4">true</text:span></text:span><text:span text:style-name="T8">, il faut que les deux soit </text:span><text:span text:style-name="Source_20_Text"><text:span text:style-name="T4">true</text:span></text:span><text:span text:style-name="T8"> (vrai). Dans les autres cas la valeur renvoyée est </text:span><text:span text:style-name="Source_20_Text"><text:span text:style-name="T4">false</text:span></text:span><text:span text:style-name="T8"> (faux).</text:span></text:p>
      <text:p text:style-name="P2">Example :</text:p>
      <text:p text:style-name="P19"><text:span text:style-name="Source_20_Text"><text:span text:style-name="T20">var</text:span></text:span><text:span text:style-name="Source_20_Text"><text:span text:style-name="T4"> x = 15;</text:span></text:span></text:p>
      <text:p text:style-name="P23"><text:span text:style-name="Source_20_Text"><text:span text:style-name="T20">var</text:span></text:span><text:span text:style-name="Source_20_Text"><text:span text:style-name="T4"> y = 17;</text:span></text:span></text:p>
      <text:p text:style-name="P23"><text:span text:style-name="Source_20_Text"><text:span text:style-name="T20">if</text:span></text:span><text:span text:style-name="Source_20_Text"><text:span text:style-name="T4"> (x === 15 &amp;&amp; y === 17) {</text:span></text:span></text:p>
      <text:p text:style-name="P23"><text:span text:style-name="Source_20_Text"><text:span text:style-name="T6"><text:s text:c="2"/></text:span></text:span><text:span text:style-name="Source_20_Text"><text:span text:style-name="T4">instruction1;</text:span></text:span></text:p>
      <text:p text:style-name="P23"><text:span text:style-name="Source_20_Text"><text:span text:style-name="T4">};</text:span></text:span></text:p>
      <text:p text:style-name="P4"><text:span text:style-name="T8">Dans ce cas </text:span><text:span text:style-name="Source_20_Text"><text:span text:style-name="T4">instruction1</text:span></text:span><text:span text:style-name="T8"> sera executé car </text:span><text:span text:style-name="Source_20_Text"><text:span text:style-name="T4">x</text:span></text:span><text:span text:style-name="T8"> vaut 15 ET </text:span><text:span text:style-name="Source_20_Text"><text:span text:style-name="T4">y</text:span></text:span><text:span text:style-name="T8"> vaut 17.</text:span></text:p>
      <text:p text:style-name="P4"><text:span text:style-name="T8"/></text:p>
      <text:h text:style-name="P16" text:outline-level="2">Informations</text:h>
      <text:section text:style-name="Sect1" text:name="exerslide-slide-17">
        <text:p text:style-name="P6"><text:span text:style-name="T27">Il existe certains cas particulier d’équivalence (typecast) avec l’opérateur </text:span><text:span text:style-name="Source_20_Text"><text:span text:style-name="T1">==</text:span></text:span><text:span text:style-name="T27">:</text:span></text:p>
        <text:p text:style-name="P18"><text:span text:style-name="Source_20_Text"><text:span text:style-name="T2"><text:s/></text:span></text:span><text:span text:style-name="Source_20_Text"><text:span text:style-name="T1">0 == </text:span></text:span><text:span text:style-name="Source_20_Text"><text:span text:style-name="T30">false</text:span></text:span></text:p>
        <text:p text:style-name="P22"><text:span text:style-name="Source_20_Text"><text:span text:style-name="T2"><text:s/></text:span></text:span><text:span text:style-name="Source_20_Text"><text:span text:style-name="T29">''</text:span></text:span><text:span text:style-name="Source_20_Text"><text:span text:style-name="T1"> == </text:span></text:span><text:span text:style-name="Source_20_Text"><text:span text:style-name="T30">false</text:span></text:span></text:p>
        <text:p text:style-name="P22"><text:span text:style-name="Source_20_Text"><text:span text:style-name="T2"><text:s/></text:span></text:span><text:span text:style-name="Source_20_Text"><text:span text:style-name="T30">null</text:span></text:span><text:span text:style-name="Source_20_Text"><text:span text:style-name="T1"> == </text:span></text:span><text:span text:style-name="Source_20_Text"><text:span text:style-name="T30">undefined</text:span></text:span></text:p>
      </text:section>
      <text:p text:style-name="P13"><text:span text:style-name="T8"><text:line-break/></text:span></text:p>
      <text:p text:style-name="P1"><text:span text:style-name="T16"/></text:p>
      <text:p text:style-name="P7"><text:span text:style-name="T16">Le mot clé </text:span><text:span text:style-name="Source_20_Text"><text:span text:style-name="T7">break</text:span></text:span><text:span text:style-name="T16"> :</text:span></text:p>
      <text:p text:style-name="P19"><text:span text:style-name="Source_20_Text"><text:span text:style-name="T20">var</text:span></text:span><text:span text:style-name="Source_20_Text"><text:span text:style-name="T4"> arr = [1, 2, 100, 4];</text:span></text:span></text:p>
      <text:p text:style-name="P23"/>
      <text:p text:style-name="P23"><text:span text:style-name="Source_20_Text"><text:span text:style-name="T20">for</text:span></text:span><text:span text:style-name="Source_20_Text"><text:span text:style-name="T4"> (</text:span></text:span><text:span text:style-name="Source_20_Text"><text:span text:style-name="T20">var</text:span></text:span><text:span text:style-name="Source_20_Text"><text:span text:style-name="T4"> i = 0; i &lt; arr.length; i++) {</text:span></text:span></text:p>
      <text:p text:style-name="P23"><text:span text:style-name="Source_20_Text"><text:span text:style-name="T6"><text:s text:c="2"/></text:span></text:span><text:span text:style-name="Source_20_Text"><text:span text:style-name="T20">if</text:span></text:span><text:span text:style-name="Source_20_Text"><text:span text:style-name="T4"> (arr[i] === 100) { </text:span></text:span><text:span text:style-name="Source_20_Text"><text:span text:style-name="T20">break</text:span></text:span><text:span text:style-name="Source_20_Text"><text:span text:style-name="T4">; }</text:span></text:span></text:p>
      <text:p text:style-name="P23"><text:span text:style-name="Source_20_Text"><text:span text:style-name="T6"><text:s text:c="2"/></text:span></text:span><text:span text:style-name="Source_20_Text"><text:span text:style-name="T4">arr[i] = arr[i] - 1;</text:span></text:span></text:p>
      <text:p text:style-name="P23"><text:span text:style-name="Source_20_Text"><text:span text:style-name="T4">}</text:span></text:span></text:p>
      <text:p text:style-name="P4"><text:span text:style-name="T8">Si la valeur du tableau arr est de 100, nous arretons (break) la boucle.</text:span></text:p>
      <text:p text:style-name="P2">Le résultat est donc</text:p>
      <text:p text:style-name="P19"><text:span text:style-name="Source_20_Text"><text:span text:style-name="T4">[0, 1, 100, 4]</text:span></text:span></text:p>
      <text:p text:style-name="P4"><text:span text:style-name="T17">Le mot clé </text:span><text:span text:style-name="Source_20_Text"><text:span text:style-name="T18">continue</text:span></text:span><text:span text:style-name="T17"> :</text:span></text:p>
      <text:p text:style-name="P19"><text:span text:style-name="Source_20_Text"><text:span text:style-name="T20">var</text:span></text:span><text:span text:style-name="Source_20_Text"><text:span text:style-name="T4"> arr = [1, 2, 100, 4];</text:span></text:span></text:p>
      <text:p text:style-name="P23"/>
      <text:p text:style-name="P23"><text:span text:style-name="Source_20_Text"><text:span text:style-name="T20">for</text:span></text:span><text:span text:style-name="Source_20_Text"><text:span text:style-name="T4"> (</text:span></text:span><text:span text:style-name="Source_20_Text"><text:span text:style-name="T20">var</text:span></text:span><text:span text:style-name="Source_20_Text"><text:span text:style-name="T4"> i = 0; i &lt; arr.length; i++) {</text:span></text:span></text:p>
      <text:p text:style-name="P23"><text:span text:style-name="Source_20_Text"><text:span text:style-name="T6"><text:s text:c="2"/></text:span></text:span><text:span text:style-name="Source_20_Text"><text:span text:style-name="T20">if</text:span></text:span><text:span text:style-name="Source_20_Text"><text:span text:style-name="T4"> (arr[i] === 100) { </text:span></text:span><text:span text:style-name="Source_20_Text"><text:span text:style-name="T20">continue</text:span></text:span><text:span text:style-name="Source_20_Text"><text:span text:style-name="T4">; }</text:span></text:span></text:p>
      <text:p text:style-name="P23"><text:span text:style-name="Source_20_Text"><text:span text:style-name="T6"><text:s text:c="2"/></text:span></text:span><text:span text:style-name="Source_20_Text"><text:span text:style-name="T4">arr[i] = arr[i] - 1;</text:span></text:span></text:p>
      <text:p text:style-name="P23"><text:span text:style-name="Source_20_Text"><text:span text:style-name="T4">}</text:span></text:span></text:p>
      <text:p text:style-name="P4"><text:span text:style-name="T8">Si la valeur du tableau arr est de 100, nous continuons la boucle (</text:span><text:span text:style-name="T22">sans iteration sur cette valeur du tableau</text:span><text:span text:style-name="T8">). Nous avons donc ‘sauté’ la valeur 100. le résultat est donc:</text:span></text:p>
      <text:p text:style-name="P19"><text:span text:style-name="Source_20_Text"><text:span text:style-name="T4">[0, 1, 100, 3]</text:span></text:span></text:p>
      <text:h text:style-name="P26" text:outline-level="3"><text:span text:style-name="T24"/></text:h>
      <text:h text:style-name="P28" text:outline-level="3"><text:span text:style-name="T24">substring</text:span></text:h>
      <text:list xml:id="list1468158173" text:style-name="L1">
        <text:list-item>
          <text:p text:style-name="P3">String.substring(index, length)</text:p>
        </text:list-item>
      </text:list>
      <text:p text:style-name="P4"><text:span text:style-name="T8">Retourne une sous string de l’original, depuis une position (</text:span><text:span text:style-name="Emphasis"><text:span text:style-name="T14">index</text:span></text:span><text:span text:style-name="T8">) specifié par le premier paramètre, et continuant jusqu’à une certaine taille (</text:span><text:span text:style-name="Emphasis"><text:span text:style-name="T14">length</text:span></text:span><text:span text:style-name="T8">).</text:span></text:p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5"/>
        <table:table-column table:style-name="Tableau1.H"/>
        <table:table-column table:style-name="Tableau1.C" table:number-columns-repeated="2"/>
        <table:table-column table:style-name="Tableau1.H"/>
        <table:table-column table:style-name="Tableau1.L"/>
        <table:table-column table:style-name="Tableau1.M"/>
        <table:table-column table:style-name="Tableau1.L" table:number-columns-repeated="5"/>
        <table:table-column table:style-name="Tableau1.S"/>
        <table:table-header-rows>
          <table:table-row table:style-name="Tableau1.1">
            <table:table-cell table:style-name="Tableau1.A1" office:value-type="string">
              <text:p text:style-name="P25">String</text:p>
            </table:table-cell>
            <table:table-cell table:style-name="Tableau1.A1" office:value-type="string">
              <text:p text:style-name="P25">H</text:p>
            </table:table-cell>
            <table:table-cell table:style-name="Tableau1.A1" office:value-type="string">
              <text:p text:style-name="P25">e</text:p>
            </table:table-cell>
            <table:table-cell table:style-name="Tableau1.A1" office:value-type="string">
              <text:p text:style-name="P25">l</text:p>
            </table:table-cell>
            <table:table-cell table:style-name="Tableau1.A1" office:value-type="string">
              <text:p text:style-name="P25">l</text:p>
            </table:table-cell>
            <table:table-cell table:style-name="Tableau1.A1" office:value-type="string">
              <text:p text:style-name="P25">o</text:p>
            </table:table-cell>
            <table:table-cell table:style-name="Tableau1.A1" office:value-type="string">
              <text:p text:style-name="P24"/>
            </table:table-cell>
            <table:table-cell table:style-name="Tableau1.A1" office:value-type="string">
              <text:p text:style-name="P25">p</text:p>
            </table:table-cell>
            <table:table-cell table:style-name="Tableau1.A1" office:value-type="string">
              <text:p text:style-name="P25">l</text:p>
            </table:table-cell>
            <table:table-cell table:style-name="Tableau1.A1" office:value-type="string">
              <text:p text:style-name="P25">a</text:p>
            </table:table-cell>
            <table:table-cell table:style-name="Tableau1.A1" office:value-type="string">
              <text:p text:style-name="P25">n</text:p>
            </table:table-cell>
            <table:table-cell table:style-name="Tableau1.A1" office:value-type="string">
              <text:p text:style-name="P25">e</text:p>
            </table:table-cell>
            <table:table-cell table:style-name="Tableau1.A1" office:value-type="string">
              <text:p text:style-name="P25">t</text:p>
            </table:table-cell>
            <table:table-cell table:style-name="Tableau1.A1" office:value-type="string">
              <text:p text:style-name="P24"/>
            </table:table-cell>
            <table:table-cell table:style-name="Tableau1.A1" office:value-type="string">
              <text:p text:style-name="P25">E</text:p>
            </table:table-cell>
            <table:table-cell table:style-name="Tableau1.A1" office:value-type="string">
              <text:p text:style-name="P25">a</text:p>
            </table:table-cell>
            <table:table-cell table:style-name="Tableau1.A1" office:value-type="string">
              <text:p text:style-name="P25">r</text:p>
            </table:table-cell>
            <table:table-cell table:style-name="Tableau1.A1" office:value-type="string">
              <text:p text:style-name="P25">t</text:p>
            </table:table-cell>
            <table:table-cell table:style-name="Tableau1.A1" office:value-type="string">
              <text:p text:style-name="P25">h</text:p>
            </table:table-cell>
          </table:table-row>
        </table:table-header-rows>
        <table:table-row>
          <table:table-cell table:style-name="Tableau1.A1" office:value-type="string">
            <text:p text:style-name="P30">Index</text:p>
          </table:table-cell>
          <table:table-cell table:style-name="Tableau1.A1" office:value-type="string">
            <text:p text:style-name="P30">0</text:p>
          </table:table-cell>
          <table:table-cell table:style-name="Tableau1.A1" office:value-type="string">
            <text:p text:style-name="P30">1</text:p>
          </table:table-cell>
          <table:table-cell table:style-name="Tableau1.A1" office:value-type="string">
            <text:p text:style-name="P30">2</text:p>
          </table:table-cell>
          <table:table-cell table:style-name="Tableau1.A1" office:value-type="string">
            <text:p text:style-name="P30">3</text:p>
          </table:table-cell>
          <table:table-cell table:style-name="Tableau1.A1" office:value-type="string">
            <text:p text:style-name="P30">4</text:p>
          </table:table-cell>
          <table:table-cell table:style-name="Tableau1.A1" office:value-type="string">
            <text:p text:style-name="P30">5</text:p>
          </table:table-cell>
          <table:table-cell table:style-name="Tableau1.A1" office:value-type="string">
            <text:p text:style-name="P30">6</text:p>
          </table:table-cell>
          <table:table-cell table:style-name="Tableau1.A1" office:value-type="string">
            <text:p text:style-name="P30">7</text:p>
          </table:table-cell>
          <table:table-cell table:style-name="Tableau1.A1" office:value-type="string">
            <text:p text:style-name="P30">8</text:p>
          </table:table-cell>
          <table:table-cell table:style-name="Tableau1.A1" office:value-type="string">
            <text:p text:style-name="P30">9</text:p>
          </table:table-cell>
          <table:table-cell table:style-name="Tableau1.A1" office:value-type="string">
            <text:p text:style-name="P30">10</text:p>
          </table:table-cell>
          <table:table-cell table:style-name="Tableau1.A1" office:value-type="string">
            <text:p text:style-name="P30">11</text:p>
          </table:table-cell>
          <table:table-cell table:style-name="Tableau1.A1" office:value-type="string">
            <text:p text:style-name="P30">12</text:p>
          </table:table-cell>
          <table:table-cell table:style-name="Tableau1.A1" office:value-type="string">
            <text:p text:style-name="P30">13</text:p>
          </table:table-cell>
          <table:table-cell table:style-name="Tableau1.A1" office:value-type="string">
            <text:p text:style-name="P30">14</text:p>
          </table:table-cell>
          <table:table-cell table:style-name="Tableau1.A1" office:value-type="string">
            <text:p text:style-name="P30">15</text:p>
          </table:table-cell>
          <table:table-cell table:style-name="Tableau1.A1" office:value-type="string">
            <text:p text:style-name="P30">16</text:p>
          </table:table-cell>
          <table:table-cell table:style-name="Tableau1.A1" office:value-type="string">
            <text:p text:style-name="P30">17</text:p>
          </table:table-cell>
        </table:table-row>
        <table:table-row table:style-name="Tableau1.3">
          <table:table-cell table:style-name="Tableau1.A1" office:value-type="string">
            <text:p text:style-name="P30">Length</text:p>
          </table:table-cell>
          <table:table-cell table:style-name="Tableau1.A1" office:value-type="string">
            <text:p text:style-name="P31"/>
          </table:table-cell>
          <table:table-cell table:style-name="Tableau1.A1" office:value-type="string">
            <text:p text:style-name="P31"/>
          </table:table-cell>
          <table:table-cell table:style-name="Tableau1.A1" office:value-type="string">
            <text:p text:style-name="P31"/>
          </table:table-cell>
          <table:table-cell table:style-name="Tableau1.A1" office:value-type="string">
            <text:p text:style-name="P31"/>
          </table:table-cell>
          <table:table-cell table:style-name="Tableau1.A1" office:value-type="string">
            <text:p text:style-name="P31"/>
          </table:table-cell>
          <table:table-cell table:style-name="Tableau1.A1" office:value-type="string">
            <text:p text:style-name="P31"/>
          </table:table-cell>
          <table:table-cell table:style-name="Tableau1.A1" office:value-type="string">
            <text:p text:style-name="P30">1</text:p>
          </table:table-cell>
          <table:table-cell table:style-name="Tableau1.A1" office:value-type="string">
            <text:p text:style-name="P30">2</text:p>
          </table:table-cell>
          <table:table-cell table:style-name="Tableau1.A1" office:value-type="string">
            <text:p text:style-name="P30">3</text:p>
          </table:table-cell>
          <table:table-cell table:style-name="Tableau1.A1" office:value-type="string">
            <text:p text:style-name="P30">4</text:p>
          </table:table-cell>
          <table:table-cell table:style-name="Tableau1.A1" office:value-type="string">
            <text:p text:style-name="P30">5</text:p>
          </table:table-cell>
          <table:table-cell table:style-name="Tableau1.A1" office:value-type="string">
            <text:p text:style-name="P30">6</text:p>
          </table:table-cell>
          <table:table-cell table:style-name="Tableau1.A1" office:value-type="string">
            <text:p text:style-name="P31"/>
          </table:table-cell>
          <table:table-cell table:style-name="Tableau1.A1" office:value-type="string">
            <text:p text:style-name="P31"/>
          </table:table-cell>
          <table:table-cell table:style-name="Tableau1.A1" office:value-type="string">
            <text:p text:style-name="P31"/>
          </table:table-cell>
          <table:table-cell table:style-name="Tableau1.A1" office:value-type="string">
            <text:p text:style-name="P31"/>
          </table:table-cell>
          <table:table-cell table:style-name="Tableau1.A1" office:value-type="string">
            <text:p text:style-name="P31"/>
          </table:table-cell>
          <table:table-cell table:style-name="Tableau1.A1" office:value-type="string">
            <text:p text:style-name="P29"/>
          </table:table-cell>
        </table:table-row>
      </table:table>
      <text:p text:style-name="P19"><text:span text:style-name="Source_20_Text"><text:span text:style-name="T20">var</text:span></text:span><text:span text:style-name="Source_20_Text"><text:span text:style-name="T4"> str = </text:span></text:span><text:span text:style-name="Source_20_Text"><text:span text:style-name="T19">"Hello planet Earth"</text:span></text:span><text:span text:style-name="Source_20_Text"><text:span text:style-name="T4">;</text:span></text:span></text:p>
      <text:p text:style-name="P23"><text:span text:style-name="Source_20_Text"><text:span text:style-name="T20">var</text:span></text:span><text:span text:style-name="Source_20_Text"><text:span text:style-name="T4"> part = str.substring(6, 6); </text:span></text:span><text:span text:style-name="Source_20_Text"><text:span text:style-name="T23">// planet</text:span></text:span></text:p>
      <text:p text:style-name="P9"/>
      <text:p text:style-name="P12"><text:span text:style-name="T25">MATH</text:span></text:p>
      <text:h text:style-name="P14" text:outline-level="2">Les méthodes</text:h>
      <text:list xml:id="list3461333199" text:style-name="L2">
        <text:list-item>
          <text:p text:style-name="P5"><text:span text:style-name="T8">Valeur Absolu: </text:span><text:span text:style-name="Source_20_Text"><text:span text:style-name="T4">Math.abs()</text:span></text:span><text:span text:style-name="T8"> permet d’obtenir la valeur absolu.</text:span></text:p>
        </text:list-item>
        <text:list-item>
          <text:p text:style-name="P5"><text:span text:style-name="T8">Valeur Max: </text:span><text:span text:style-name="Source_20_Text"><text:span text:style-name="T4">Math.max()</text:span></text:span><text:span text:style-name="T8"> permet d’obtenir la valeur maximum.</text:span></text:p>
        </text:list-item>
        <text:list-item>
          <text:p text:style-name="P5"><text:span text:style-name="T8">Valeur Min: </text:span><text:span text:style-name="Source_20_Text"><text:span text:style-name="T4">Math.min()</text:span></text:span><text:span text:style-name="T8"> permet d’obtenir la valeur minimum.</text:span></text:p>
        </text:list-item>
        <text:list-item>
          <text:p text:style-name="P5"><text:span text:style-name="T8">Logarithme: </text:span><text:span text:style-name="Source_20_Text"><text:span text:style-name="T4">Math.log(nbr)</text:span></text:span><text:span text:style-name="T8"> permet d’obtenir le logarithme de nbr.</text:span></text:p>
        </text:list-item>
        <text:list-item>
          <text:p text:style-name="P5"><text:span text:style-name="T8">Random: </text:span><text:span text:style-name="Source_20_Text"><text:span text:style-name="T4">Math.random()</text:span></text:span><text:span text:style-name="T8"> permet d’obtenir une valeur decimal aleatoire entre 0 et 1.</text:span></text:p>
        </text:list-item>
        <text:list-item>
          <text:p text:style-name="P5"><text:span text:style-name="T8">Tangeante: </text:span><text:span text:style-name="Source_20_Text"><text:span text:style-name="T4">Math.tan(nbr)</text:span></text:span><text:span text:style-name="T8"> permet d’obtenir la tangeante de nbr.</text:span></text:p>
        </text:list-item>
        <text:list-item>
          <text:p text:style-name="P5"><text:span text:style-name="T8">SQRT (square root): </text:span><text:span text:style-name="Source_20_Text"><text:span text:style-name="T4">Math.sqrt(nbr)</text:span></text:span><text:span text:style-name="T8"> permet d’obtenir la racine carré de nbr.</text:span></text:p>
        </text:list-item>
        <text:list-item>
          <text:p text:style-name="P5"><text:span text:style-name="T8">Floor: </text:span><text:span text:style-name="Source_20_Text"><text:span text:style-name="T4">Math.floor(nbr)</text:span></text:span><text:span text:style-name="T8"> permet d’obtenir le nombre nbr arrondi au dessous, s’il est decimale.</text:span></text:p>
        </text:list-item>
        <text:list-item>
          <text:p text:style-name="P5"><text:span text:style-name="T8">Ceil: </text:span><text:span text:style-name="Source_20_Text"><text:span text:style-name="T4">Math.ceil(nbr)</text:span></text:span><text:span text:style-name="T8"> permet d’obtenir le nombre nbr arrondi au dessus, s’il est decimale.</text:span></text:p>
        </text:list-item>
        <text:list-item>
          <text:p text:style-name="P20"><text:span text:style-name="Source_20_Text"><text:span text:style-name="T4">Math.floor</text:span></text:span></text:p>
        </text:list-item>
        <text:list-item>
          <text:p text:style-name="P21"><text:span text:style-name="Source_20_Text"><text:span text:style-name="T4">Math.random</text:span></text:span></text:p>
        </text:list-item>
      </text:list>
      <text:h text:style-name="P27" text:outline-level="3">Astuce</text:h>
      <text:p text:style-name="P2">Voici une formule tres utile qui vous aidera a obtenir un chiffre aléatoire entre 2 valeurs:</text:p>
      <text:p text:style-name="P19"><text:span text:style-name="Source_20_Text"><text:span text:style-name="T4">Math.floor(Math.random() * (max - min + 1)) + min;</text:span>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ody" svg:font-family="Body, sans-serif"/>
    <style:font-face style:name="Consolas" svg:font-family="Consolas, 'Liberation Mono', Courier, monospace"/>
    <style:font-face style:name="Header" svg:font-family="Header, sans-serif"/>
    <style:font-face style:name="Helvetica Neue" svg:font-family="'Helvetica Neue', Helvetica, Roboto, Arial, sans-serif"/>
    <style:font-face style:name="monospace" svg:font-family="monospace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9T15:06:15.761000000</meta:creation-date>
    <dc:date>2020-06-09T16:42:14.729000000</dc:date>
    <meta:editing-duration>PT1H5M38S</meta:editing-duration>
    <meta:editing-cycles>6</meta:editing-cycles>
    <meta:generator>LibreOffice/6.0.6.2$Windows_X86_64 LibreOffice_project/0c292870b25a325b5ed35f6b45599d2ea4458e77</meta:generator>
    <meta:document-statistic meta:table-count="1" meta:image-count="0" meta:object-count="0" meta:page-count="5" meta:paragraph-count="113" meta:word-count="572" meta:character-count="2957" meta:non-whitespace-character-count="2491"/>
  </office:meta>
</office:document-meta>
</file>